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30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4.5.0.2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 office:value-type="string" calcext:value-type="string">
            <text:p>N(redesigned)</text:p>
          </table:table-cell>
          <table:table-cell table:style-name="ce20"/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0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reprint (file change)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3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re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/>
          <table:table-cell table:style-name="ce18"/>
          <table:table-cell table:style-name="ce30"/>
          <table:table-cell table:style-name="ce20"/>
          <table:table-cell table:style-name="ce30" table:number-columns-repeated="2"/>
        </table:table-row>
        <table:table-row table:style-name="ro4" table:number-rows-repeated="1048539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13:36:13.033635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25T13:36:56.424628177</dc:date>
    <meta:editing-duration>PT10H11M18S</meta:editing-duration>
    <meta:editing-cycles>60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39" meta:object-count="0"/>
  </office:meta>
</office:document-meta>
</file>